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78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51pt solid #000000" style:text-align-source="fix" style:repeat-content="false" fo:border-left="0.06pt solid #000000" fo:border-right="none" fo:border-top="0.06pt solid #000000"/>
      <style:paragraph-properties fo:text-align="center"/>
      <style:text-properties fo:color="#000000" style:text-outline="false" style:text-line-through-style="none" style:text-line-through-type="none" style:font-name="Arial" fo:font-size="9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" style:font-size-asian="9pt" style:language-asian="ar" style:country-asian="SA" style:font-style-asian="normal" style:font-weight-asian="bold" style:font-name-complex="DejaVu Sans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51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Arial" style:font-size-asian="12pt" style:language-asian="es" style:country-asian="MX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51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Arial" style:font-size-asian="8pt" style:language-asian="zh" style:country-asian="CN" style:font-style-asian="normal" style:font-weight-asian="bold" style:font-name-complex="DejaVu Sans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Arial" fo:font-size="9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" style:font-size-asian="9pt" style:language-asian="ar" style:country-asian="SA" style:font-style-asian="normal" style:font-weight-asian="bold" style:font-name-complex="DejaVu Sans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order-left="0.06pt solid #000000" fo:border-right="0.51pt solid #000000" fo:border-top="0.06pt solid #000000"/>
      <style:text-properties style:use-window-font-color="true" style:text-outline="false" style:text-line-through-style="none" style:text-line-through-type="none" style:font-name="Arial" fo:font-size="8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Arial" style:font-size-asian="8pt" style:language-asian="zh" style:country-asian="CN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Arial" style:font-size-asian="8pt" style:language-asian="zh" style:country-asian="CN" style:font-style-asian="normal" style:font-weight-asian="bold" style:font-name-complex="DejaVu Sans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Lista" table:style-name="ta1" table:print="false">
        <office:forms form:automatic-focus="false" form:apply-design-mode="false"/>
        <table:table-column table:style-name="co2" table:default-cell-style-name="ce2"/>
        <table:table-column table:style-name="co4" table:default-cell-style-name="ce3"/>
        <table:table-column table:style-name="co4" table:default-cell-style-name="ce5"/>
        <table:table-column table:style-name="co4" table:number-columns-repeated="30" table:default-cell-style-name="Default"/>
        <table:table-row table:style-name="ro1">
          <table:table-cell table:style-name="ce1" office:value-type="string" calcext:value-type="string">
            <text:p>N O M B R E</text:p>
          </table:table-cell>
          <table:table-cell table:style-name="ce1" office:value-type="string" calcext:value-type="string">
            <text:p>Primeros Programas</text:p>
          </table:table-cell>
          <table:table-cell table:style-name="ce4" office:value-type="string" calcext:value-type="string">
            <text:p>Triángulo</text:p>
          </table:table-cell>
          <table:table-cell office:value-type="string" calcext:value-type="string">
            <text:p>Fibonacci</text:p>
          </table:table-cell>
          <table:table-cell office:value-type="string" calcext:value-type="string">
            <text:p>Votos</text:p>
          </table:table-cell>
          <table:table-cell office:value-type="string" calcext:value-type="string">
            <text:p>Práctica 1 (Push Buttons)</text:p>
          </table:table-cell>
          <table:table-cell office:value-type="string" calcext:value-type="string">
            <text:p>Práctica 2 (Arduino LEDs)</text:p>
          </table:table-cell>
          <table:table-cell office:value-type="string" calcext:value-type="string">
            <text:p>Práctica 3 (Sensor de Temperatura)</text:p>
          </table:table-cell>
          <table:table-cell office:value-type="string" calcext:value-type="string">
            <text:p>Práctica 4</text:p>
          </table:table-cell>
          <table:table-cell office:value-type="string" calcext:value-type="string">
            <text:p>Práctica 5</text:p>
          </table:table-cell>
          <table:table-cell office:value-type="string" calcext:value-type="string">
            <text:p>Práctica 6</text:p>
          </table:table-cell>
          <table:table-cell office:value-type="string" calcext:value-type="string">
            <text:p>Tarea Calibración</text:p>
          </table:table-cell>
          <table:table-cell office:value-type="string" calcext:value-type="string">
            <text:p>Tarea Pianito</text:p>
          </table:table-cell>
          <table:table-cell office:value-type="string" calcext:value-type="string">
            <text:p>Práctica 7</text:p>
          </table:table-cell>
          <table:table-cell office:value-type="string" calcext:value-type="string">
            <text:p>Práctica 8</text:p>
          </table:table-cell>
          <table:table-cell office:value-type="string" calcext:value-type="string">
            <text:p>Práctica 9</text:p>
          </table:table-cell>
          <table:table-cell office:value-type="string" calcext:value-type="string">
            <text:p>Práctica 10</text:p>
          </table:table-cell>
          <table:table-cell office:value-type="string" calcext:value-type="string">
            <text:p>Práctica 11</text:p>
          </table:table-cell>
          <table:table-cell office:value-type="string" calcext:value-type="string">
            <text:p>Práctica 12</text:p>
          </table:table-cell>
          <table:table-cell office:value-type="string" calcext:value-type="string">
            <text:p>Pianito Completo</text:p>
          </table:table-cell>
          <table:table-cell office:value-type="string" calcext:value-type="string">
            <text:p>Práctica 14</text:p>
          </table:table-cell>
          <table:table-cell office:value-type="string" calcext:value-type="string">
            <text:p>Práctica 15</text:p>
          </table:table-cell>
          <table:table-cell office:value-type="string" calcext:value-type="string">
            <text:p>Contador Sencillo</text:p>
          </table:table-cell>
          <table:table-cell office:value-type="string" calcext:value-type="string">
            <text:p>Contador Optimizado</text:p>
          </table:table-cell>
          <table:table-cell office:value-type="string" calcext:value-type="string">
            <text:p>Pianito Modificado</text:p>
          </table:table-cell>
          <table:table-cell office:value-type="string" calcext:value-type="string">
            <text:p>Casita</text:p>
          </table:table-cell>
          <table:table-cell office:value-type="string" calcext:value-type="string">
            <text:p>Estacionamiento</text:p>
          </table:table-cell>
          <table:table-cell office:value-type="string" calcext:value-type="string">
            <text:p>Carrito Autónomo</text:p>
          </table:table-cell>
          <table:table-cell office:value-type="string" calcext:value-type="string">
            <text:p>Estacionamiento Twitter</text:p>
          </table:table-cell>
          <table:table-cell office:value-type="string" calcext:value-type="string">
            <text:p>Ruby: LED</text:p>
          </table:table-cell>
          <table:table-cell office:value-type="string" calcext:value-type="string">
            <text:p>Ruby: Practica 2</text:p>
          </table:table-cell>
          <table:table-cell office:value-type="string" calcext:value-type="string">
            <text:p>Ruby: Práctica 3</text:p>
          </table:table-cell>
          <table:table-cell office:value-type="string" calcext:value-type="string">
            <text:p>Punto Extra: Encendido Con Potenciómetro</text:p>
          </table:table-cell>
        </table:table-row>
        <table:table-row table:style-name="ro2">
          <table:table-cell office:value-type="string" calcext:value-type="string">
            <text:p>Banchez Cruz Pablo Zaid 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3" office:value-type="float" office:value="10" calcext:value-type="float">
            <text:p>10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Cabrera Valdiviezo Rosa María 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astellanos Rueda Edna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16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uz Aquino Jessica Margarita </text:p>
          </table:table-cell>
          <table:table-cell table:number-columns-repeated="4"/>
          <table:table-cell table:number-columns-repeated="1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number-columns-repeated="4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/>Enríquez Luna Elizabe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García Martínez Antonia </text:p>
          </table:table-cell>
          <table:table-cell table:number-columns-repeated="4"/>
          <table:table-cell table:number-columns-repeated="3" office:value-type="float" office:value="10" calcext:value-type="float">
            <text:p>10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Guzmán García Mariana Gabriela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<text:s/>Hernández Méndez Nallely </text:p>
          </table:table-cell>
          <table:table-cell table:number-columns-repeated="4"/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rnández Romero Guillermo Erik 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16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ernández Ruiz Cesa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16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iménez Álvarez Jasiel Efrén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16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ón Olazo francisco</text:p>
          </table:table-cell>
          <table:table-cell table:number-columns-repeated="4"/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number-columns-repeated="9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López Luis ósca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14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/>López Pérez Adriana Yolanda</text:p>
          </table:table-cell>
          <table:table-cell table:number-columns-repeated="4"/>
          <table:table-cell table:number-columns-repeated="16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Lujan Martínez Sarai</text:p>
          </table:table-cell>
          <table:table-cell table:number-columns-repeated="4"/>
          <table:table-cell table:number-columns-repeated="16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/>
          <table:table-cell table:number-columns-repeated="3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artínez Martínez Manuel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16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artínez Ojeda Ana Julieta</text:p>
          </table:table-cell>
          <table:table-cell table:number-columns-repeated="4"/>
          <table:table-cell table:number-columns-repeated="3" office:value-type="float" office:value="10" calcext:value-type="float">
            <text:p>1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Méndez Ruiz Domingo Uriel 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4"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orales Zarate Emanuel</text:p>
          </table:table-cell>
          <table:table-cell table:number-columns-repeated="4"/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number-columns-repeated="9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rtiz Venegas Jonathan Daniel </text:p>
          </table:table-cell>
          <table:table-cell table:number-columns-repeated="4"/>
          <table:table-cell table:number-columns-repeated="1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number-columns-repeated="4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checo Ricardez Luis Ángel <text:s/></text:p>
          </table:table-cell>
          <table:table-cell table:number-columns-repeated="4"/>
          <table:table-cell table:number-columns-repeated="3" office:value-type="float" office:value="10" calcext:value-type="float">
            <text:p>1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Palacios López José Alejandro 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4"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Pérez Cruz Gabriela</text:p>
          </table:table-cell>
          <table:table-cell table:number-columns-repeated="4"/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érez Lagunas Mariela </text:p>
          </table:table-cell>
          <table:table-cell office:value-type="string" calcext:value-type="string">
            <text:p>*</text:p>
          </table:table-cell>
          <table:table-cell table:number-columns-repeated="3"/>
          <table:table-cell table:number-columns-repeated="17" office:value-type="float" office:value="10" calcext:value-type="float">
            <text:p>1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érez Peralta Mauricio Alejandro</text:p>
          </table:table-cell>
          <table:table-cell table:number-columns-repeated="4"/>
          <table:table-cell table:number-columns-repeated="17" office:value-type="float" office:value="10" calcext:value-type="float">
            <text:p>1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orras García Felipe Eduardo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4"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s/>Quiroz García Marisol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7" office:value-type="float" office:value="10" calcext:value-type="float">
            <text:p>1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mírez <text:s/>López Álvaro</text:p>
          </table:table-cell>
          <table:table-cell table:number-columns-repeated="4"/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/>Ramírez Hernández <text:s/>Luis Ángel </text:p>
          </table:table-cell>
          <table:table-cell table:number-columns-repeated="4"/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errazas Salinas Froylan </text:p>
          </table:table-cell>
          <table:table-cell/>
          <table:table-cell table:style-name="ce6"/>
          <table:table-cell table:number-columns-repeated="2"/>
          <table:table-cell table:number-columns-repeated="1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number-columns-repeated="4" office:value-type="float" office:value="10" calcext:value-type="float">
            <text:p>10</text:p>
          </table:table-cell>
          <table:table-cell table:number-columns-repeated="3"/>
        </table:table-row>
      </table:table>
      <table:table table:name="Prácticas" table:style-name="ta1" table:print="false">
        <table:table-column table:style-name="co3" table:default-cell-style-name="Default"/>
        <table:table-row table:style-name="ro1">
          <table:table-cell office:value-type="string" calcext:value-type="string">
            <text:p>Equipo 1</text:p>
          </table:table-cell>
        </table:table-row>
        <table:table-row table:style-name="ro1">
          <table:table-cell table:formula="of:=[Lista.A2]" office:value-type="string" office:string-value="Banchez Cruz Pablo Zaid " calcext:value-type="string">
            <text:p>Banchez Cruz Pablo Zaid </text:p>
          </table:table-cell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IN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31">00/00/0000</text:date>, <text:time style:data-style-name="N2" text:time-value="07:32:07.9790602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jay </meta:initial-creator>
    <meta:creation-date>2010-05-26T15:16:03</meta:creation-date>
    <meta:generator>LibreOffice/4.2.5.2$Linux_X86_64 LibreOffice_project/25e2b54aadcc172e37cc1e321c928d32c3d83f8a</meta:generator>
    <dc:date>2014-07-31T07:52:58.516559330</dc:date>
    <meta:editing-duration>PT4H30M35S</meta:editing-duration>
    <meta:editing-cycles>115</meta:editing-cycles>
    <meta:document-statistic meta:table-count="3" meta:cell-count="621" meta:object-count="0"/>
  </office:meta>
</office:document-meta>
</file>